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b7b" officeooo:paragraph-rsid="00097b7b"/>
    </style:style>
    <style:style style:name="P2" style:family="paragraph" style:parent-style-name="Standard">
      <style:text-properties officeooo:rsid="00097b7b" officeooo:paragraph-rsid="000e29af"/>
    </style:style>
    <style:style style:name="P3" style:family="paragraph" style:parent-style-name="Standard">
      <style:text-properties officeooo:rsid="000a97a3" officeooo:paragraph-rsid="000a97a3"/>
    </style:style>
    <style:style style:name="P4" style:family="paragraph" style:parent-style-name="Standard">
      <style:text-properties officeooo:rsid="000b609b" officeooo:paragraph-rsid="000b609b"/>
    </style:style>
    <style:style style:name="P5" style:family="paragraph" style:parent-style-name="Standard">
      <style:text-properties officeooo:rsid="000c1998" officeooo:paragraph-rsid="000c1998"/>
    </style:style>
    <style:style style:name="P6" style:family="paragraph" style:parent-style-name="Standard">
      <style:text-properties officeooo:rsid="000f9988" officeooo:paragraph-rsid="00115805"/>
    </style:style>
    <style:style style:name="P7" style:family="paragraph" style:parent-style-name="Standard">
      <style:text-properties officeooo:rsid="0012a64b" officeooo:paragraph-rsid="0012a64b"/>
    </style:style>
    <style:style style:name="P8" style:family="paragraph" style:parent-style-name="Standard">
      <style:text-properties officeooo:rsid="0012fafb" officeooo:paragraph-rsid="0012fafb"/>
    </style:style>
    <style:style style:name="P9" style:family="paragraph" style:parent-style-name="Standard">
      <style:text-properties officeooo:rsid="001476a9" officeooo:paragraph-rsid="001476a9"/>
    </style:style>
    <style:style style:name="P10" style:family="paragraph" style:parent-style-name="Standard">
      <style:text-properties officeooo:rsid="00165207" officeooo:paragraph-rsid="00165207"/>
    </style:style>
    <style:style style:name="P11" style:family="paragraph" style:parent-style-name="Standard">
      <style:text-properties officeooo:rsid="00165207" officeooo:paragraph-rsid="0017b4a8"/>
    </style:style>
    <style:style style:name="P12" style:family="paragraph" style:parent-style-name="Standard">
      <style:text-properties officeooo:rsid="0017b4a8" officeooo:paragraph-rsid="0017b4a8"/>
    </style:style>
    <style:style style:name="P13" style:family="paragraph" style:parent-style-name="Standard">
      <style:text-properties officeooo:rsid="0017b4a8" officeooo:paragraph-rsid="001ccc9c"/>
    </style:style>
    <style:style style:name="P14" style:family="paragraph" style:parent-style-name="Standard">
      <style:text-properties officeooo:rsid="000fa8ad" officeooo:paragraph-rsid="00115805"/>
    </style:style>
    <style:style style:name="P15" style:family="paragraph" style:parent-style-name="Standard">
      <style:text-properties officeooo:rsid="001b20ef" officeooo:paragraph-rsid="001b20ef"/>
    </style:style>
    <style:style style:name="P16" style:family="paragraph" style:parent-style-name="Standard">
      <style:text-properties officeooo:rsid="00182117" officeooo:paragraph-rsid="00182117"/>
    </style:style>
    <style:style style:name="P17" style:family="paragraph" style:parent-style-name="Standard">
      <style:text-properties officeooo:rsid="001ccc9c" officeooo:paragraph-rsid="001ccc9c"/>
    </style:style>
    <style:style style:name="P18" style:family="paragraph" style:parent-style-name="Standard">
      <style:text-properties officeooo:rsid="001ccc9c" officeooo:paragraph-rsid="001da359"/>
    </style:style>
    <style:style style:name="P19" style:family="paragraph" style:parent-style-name="Standard">
      <style:text-properties officeooo:rsid="001ccc9c" officeooo:paragraph-rsid="001f2aad"/>
    </style:style>
    <style:style style:name="P20" style:family="paragraph" style:parent-style-name="Standard">
      <style:text-properties officeooo:rsid="001ccc9c" officeooo:paragraph-rsid="001fae6c"/>
    </style:style>
    <style:style style:name="P21" style:family="paragraph" style:parent-style-name="Standard">
      <style:text-properties officeooo:rsid="001f2aad" officeooo:paragraph-rsid="001f2aad"/>
    </style:style>
    <style:style style:name="P22" style:family="paragraph" style:parent-style-name="Standard">
      <style:text-properties officeooo:rsid="001da359" officeooo:paragraph-rsid="001f2aad"/>
    </style:style>
    <style:style style:name="P23" style:family="paragraph" style:parent-style-name="Standard">
      <style:text-properties officeooo:rsid="001f2aad" officeooo:paragraph-rsid="001f2aad"/>
    </style:style>
    <style:style style:name="P24" style:family="paragraph" style:parent-style-name="Standard">
      <style:text-properties officeooo:rsid="001fc7f4" officeooo:paragraph-rsid="001fc7f4"/>
    </style:style>
    <style:style style:name="P25" style:family="paragraph" style:parent-style-name="Standard">
      <style:text-properties officeooo:rsid="001ccc9c" officeooo:paragraph-rsid="001fc7f4"/>
    </style:style>
    <style:style style:name="P26" style:family="paragraph" style:parent-style-name="Standard">
      <style:text-properties officeooo:rsid="00223b01" officeooo:paragraph-rsid="00223b01"/>
    </style:style>
    <style:style style:name="T1" style:family="text">
      <style:text-properties style:text-position="super 58%"/>
    </style:style>
    <style:style style:name="T2" style:family="text">
      <style:text-properties officeooo:rsid="000b609b"/>
    </style:style>
    <style:style style:name="T3" style:family="text">
      <style:text-properties officeooo:rsid="000c6437"/>
    </style:style>
    <style:style style:name="T4" style:family="text">
      <style:text-properties officeooo:rsid="000e29af"/>
    </style:style>
    <style:style style:name="T5" style:family="text">
      <style:text-properties officeooo:rsid="000fa8ad"/>
    </style:style>
    <style:style style:name="T6" style:family="text">
      <style:text-properties officeooo:rsid="00115805"/>
    </style:style>
    <style:style style:name="T7" style:family="text">
      <style:text-properties officeooo:rsid="001b20ef"/>
    </style:style>
    <style:style style:name="T8" style:family="text">
      <style:text-properties officeooo:rsid="001ccc9c"/>
    </style:style>
    <style:style style:name="T9" style:family="text">
      <style:text-properties officeooo:rsid="001da359"/>
    </style:style>
    <style:style style:name="T10" style:family="text">
      <style:text-properties officeooo:rsid="001f2aad"/>
    </style:style>
    <style:style style:name="T11" style:family="text">
      <style:text-properties officeooo:rsid="001fae6c"/>
    </style:style>
    <style:style style:name="T12" style:family="text">
      <style:text-properties officeooo:rsid="001fc7f4"/>
    </style:style>
    <style:style style:name="T13" style:family="text">
      <style:text-properties officeooo:rsid="00223b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</text:p>
      <text:p text:style-name="P1"/>
      <text:p text:style-name="P1">1. Remove 10 sec timout on <text:span text:style-name="T2">WAIT_FOR_NOTE<text:tab/><text:tab/>DONE</text:span></text:p>
      <text:p text:style-name="P1">2. Add shoot &amp; move Auto<text:span text:style-name="T4">nomous<text:tab/><text:tab/><text:tab/><text:tab/>DONE</text:span></text:p>
      <text:p text:style-name="P1">3. Camera Note detect<text:tab/><text:tab/><text:tab/><text:tab/><text:tab/><text:span text:style-name="T13">Still TBD</text:span></text:p>
      <text:p text:style-name="P2">4. <text:span text:style-name="T6">Debug <text:s/>Swerve </text:span>Drive base<text:tab/><text:tab/><text:tab/><text:tab/><text:tab/><text:span text:style-name="T8">DONE</text:span></text:p>
      <text:p text:style-name="P1">5. Add Cancel <text:span text:style-name="T4">for note handling</text:span><text:tab/><text:tab/><text:tab/><text:tab/><text:span text:style-name="T4">DONE (but needs MORE testing)</text:span></text:p>
      <text:p text:style-name="P1">6. <text:span text:style-name="T6">Add </text:span>Elevator &amp; winch <text:span text:style-name="T6">subsystems<text:tab/><text:tab/><text:tab/>DONE</text:span></text:p>
      <text:p text:style-name="P1">7. <text:span text:style-name="T2">Rewrite Shooter/</text:span>Aim <text:span text:style-name="T2">support – new setpoints<text:tab/><text:tab/>DONE – Need <text:s/>aim abs sensor for far</text:span></text:p>
      <text:p text:style-name="P6">8. setReference on init so <text:span text:style-name="T5">ARM motors </text:span>enter <text:span text:style-name="T5">PID<text:tab/><text:tab/>CANCEL</text:span></text:p>
      <text:p text:style-name="P6"><text:span text:style-name="T5"><text:s text:c="4"/>position control upon startup</text:span> – <text:span text:style-name="T5">no, bad idea, </text:span></text:p>
      <text:p text:style-name="P14"><text:s text:c="4"/>especially don’t want Master Arm to move until </text:p>
      <text:p text:style-name="P14"><text:s text:c="4"/>coordinated with inner Arm</text:p>
      <text:p text:style-name="P1">9. <text:span text:style-name="T7">Do</text:span> Inner arm <text:span text:style-name="T7">re-</text:span>calibration <text:span text:style-name="T7">with</text:span> real time sync check<text:tab/><text:span text:style-name="T13">Need sensor or repeatable index spot </text:span></text:p>
      <text:p text:style-name="P3">10. Lower <text:span text:style-name="T4">the “</text:span>High safe to rotate pos” to avoid &gt; 48”<text:tab/>DONE</text:p>
      <text:p text:style-name="P3">11. <text:span text:style-name="T6">Debug</text:span> 1<text:span text:style-name="T1">st</text:span> Amp <text:span text:style-name="T4">goal deployment</text:span> “full rotation” <text:tab/><text:tab/>???</text:p>
      <text:p text:style-name="P3">12. <text:span text:style-name="T4">Tighten</text:span> master arm “<text:span text:style-name="T4">SW Limits”<text:tab/><text:tab/><text:tab/><text:tab/></text:span>DONE</text:p>
      <text:p text:style-name="P4">13. Improve rumble feedback<text:tab/><text:tab/><text:tab/><text:tab/><text:span text:style-name="T4">DONE</text:span></text:p>
      <text:p text:style-name="P5">14. Remove filter<text:span text:style-name="T4">s</text:span> on acquiring new note “<text:span text:style-name="T4">if one held”</text:span><text:tab/><text:span text:style-name="T3">DONE</text:span></text:p>
      <text:p text:style-name="P8">15. Swap X and ALT-X key assignments<text:tab/><text:tab/><text:tab/>DONE</text:p>
      <text:p text:style-name="P9">16. Report Abs encoder<text:span text:style-name="T7">s</text:span> with &amp; without mag offset<text:tab/><text:tab/><text:span text:style-name="T7">DONE</text:span></text:p>
      <text:p text:style-name="P10">17. On cancel acquire note, stop intake<text:tab/><text:tab/><text:tab/><text:span text:style-name="T7">DONE</text:span></text:p>
      <text:p text:style-name="P10">18. On Cancel Amp score, does not shoot without waiting</text:p>
      <text:p text:style-name="P11"><text:s text:c="6"/>Pending <text:span text:style-name="T8">I</text:span>DLE, current WaitingtoSCORE, SeqNo =1<text:tab/><text:span text:style-name="T13">DONE</text:span></text:p>
      <text:p text:style-name="P12">19. On IDLE, will not prepSpeakerShot<text:tab/><text:tab/><text:tab/><text:span text:style-name="T12">DONE</text:span></text:p>
      <text:p text:style-name="P13">20 On amp shot, waiting to score, does not retract on </text:p>
      <text:p text:style-name="P13"><text:s text:c="5"/>cancel. Instead, it ejects Note, then waits<text:tab/><text:tab/><text:tab/><text:span text:style-name="T12">Probably best as is to avoid collisions</text:span></text:p>
      <text:p text:style-name="P13">21 Try increasing timeouts to 3 or even 4 seconds – </text:p>
      <text:p text:style-name="P13"><text:s text:c="5"/>see what happens<text:tab/><text:tab/><text:tab/><text:tab/><text:tab/><text:tab/><text:span text:style-name="T12">POSTPONED</text:span></text:p>
      <text:p text:style-name="P16">22. <text:span text:style-name="T7">Check </text:span>Inverted Pigeon gyro, <text:span text:style-name="T7">ensure </text:span>CCW positive? <text:tab/><text:span text:style-name="T7">DONE</text:span></text:p>
      <text:p text:style-name="P18">23. Change Eject from any state, to <text:span text:style-name="T9">only apply to</text:span></text:p>
      <text:p text:style-name="P19"><text:s text:c="6"/><text:span text:style-name="T9">acquiring Note, (renamed to discardNote) </text:span></text:p>
      <text:p text:style-name="P22"><text:s text:c="6"/>and <text:span text:style-name="T13">after eject</text:span>, stay in position <text:span text:style-name="T13">for retry</text:span><text:tab/><text:tab/><text:tab/>DONE</text:p>
      <text:p text:style-name="P17">24. Comment out RequestFarSpeaker Shot<text:tab/><text:tab/><text:tab/><text:span text:style-name="T10">DONE</text:span></text:p>
      <text:p text:style-name="P21">25. Uncomment button binding for discardNote<text:tab/><text:tab/>DONE</text:p>
      <text:p text:style-name="P17">25. Add Dashboard button to reset Mag Offset (will</text:p>
      <text:p text:style-name="P20"><text:s text:c="6"/>only last as long as RIO is not re-booted). <text:span text:style-name="T11">Always </text:span></text:p>
      <text:p text:style-name="P20"><text:s text:c="6"/><text:span text:style-name="T11">will n</text:span>eed to edit NotableConstants.java for <text:span text:style-name="T11">change</text:span></text:p>
      <text:p text:style-name="P25"><text:s text:c="7"/><text:span text:style-name="T11">to “persist”<text:tab/><text:tab/><text:tab/><text:tab/><text:tab/><text:tab/>Probably best as is (require edit/re-deploy)</text:span></text:p>
      <text:p text:style-name="P25"><text:span text:style-name="T11"><text:tab/><text:tab/><text:tab/><text:tab/><text:tab/><text:tab/><text:tab/><text:tab/>except be careful to always keep drive</text:span></text:p>
      <text:p text:style-name="P25"><text:span text:style-name="T11"><text:tab/><text:tab/><text:tab/><text:tab/><text:tab/><text:tab/><text:tab/><text:tab/>station laptop and development laptop in</text:span></text:p>
      <text:p text:style-name="P25"><text:span text:style-name="T11"><text:tab/><text:tab/><text:tab/><text:tab/><text:tab/><text:tab/><text:tab/><text:tab/>sync if both are used for re-deploying!!!</text:span></text:p>
      <text:p text:style-name="P21">26. Change arm setpoints for AcquireNote<text:tab/><text:tab/><text:tab/>DONE</text:p>
      <text:p text:style-name="P24">27. Desensitize auto trajectory PIDs, or adjust setpoint</text:p>
      <text:p text:style-name="P24"><text:s text:c="6"/>to avoid going 4X further than desired<text:tab/><text:tab/><text:tab/>DONE</text:p>
      <text:p text:style-name="P26">28. Add code for Acquired Note sensor<text:tab/><text:tab/><text:tab/>TBD by student</text:p>
      <text:p text:style-name="P5"/>
      <text:p text:style-name="P7">Mech changes</text:p>
      <text:p text:style-name="P7">Add shields to keep notes out of robot</text:p>
      <text:p text:style-name="P7"><text:soft-page-break/>Add sli<text:span text:style-name="T7">d</text:span>ers for intake<text:tab/><text:tab/><text:tab/><text:tab/><text:tab/><text:tab/><text:span text:style-name="T7">DONE</text:span></text:p>
      <text:p text:style-name="P7">Add sensor for intake<text:tab/><text:tab/><text:tab/><text:tab/><text:tab/><text:tab/><text:span text:style-name="T7">To be mounted</text:span></text:p>
      <text:p text:style-name="P7">Add sensor for calibration</text:p>
      <text:p text:style-name="P7">Gear change for inner arm<text:tab/><text:tab/><text:tab/><text:tab/><text:tab/><text:span text:style-name="T7">DONE</text:span></text:p>
      <text:p text:style-name="P15">Add Battery Str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6T03:55:35.448000000</meta:creation-date>
    <dc:date>2024-03-01T12:11:30.495000000</dc:date>
    <meta:editing-duration>PT21H3M27S</meta:editing-duration>
    <meta:editing-cycles>5</meta:editing-cycles>
    <meta:generator>LibreOffice/6.0.2.1$Windows_X86_64 LibreOffice_project/f7f06a8f319e4b62f9bc5095aa112a65d2f3ac89</meta:generator>
    <meta:document-statistic meta:table-count="0" meta:image-count="0" meta:object-count="0" meta:page-count="2" meta:paragraph-count="52" meta:word-count="406" meta:character-count="2499" meta:non-whitespace-character-count="1971"/>
  </office:meta>
</office:document-meta>
</file>